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29af" officeooo:paragraph-rsid="001429af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429af" officeooo:paragraph-rsid="001429af" style:font-weight-asian="bold" style:font-weight-complex="bold"/>
    </style:style>
    <style:style style:name="P3" style:family="paragraph" style:parent-style-name="Standard">
      <style:text-properties officeooo:rsid="00176666" officeooo:paragraph-rsid="00176666"/>
    </style:style>
    <style:style style:name="P4" style:family="paragraph" style:parent-style-name="Standard">
      <style:text-properties style:text-underline-style="none" fo:font-weight="normal" officeooo:rsid="001429af" officeooo:paragraph-rsid="001429af" style:font-weight-asian="normal" style:font-weight-complex="normal"/>
    </style:style>
    <style:style style:name="P5" style:family="paragraph" style:parent-style-name="Standard">
      <style:text-properties fo:font-size="11pt" officeooo:rsid="001bfd57" officeooo:paragraph-rsid="001bfd57" style:font-size-asian="11pt" style:font-size-complex="11pt"/>
    </style:style>
    <style:style style:name="P6" style:family="paragraph" style:parent-style-name="Standard">
      <style:text-properties fo:font-size="11pt" style:text-underline-style="solid" style:text-underline-width="auto" style:text-underline-color="font-color" fo:font-weight="bold" officeooo:rsid="001429af" officeooo:paragraph-rsid="001429af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style:text-underline-style="solid" style:text-underline-width="auto" style:text-underline-color="font-color" fo:font-weight="bold" officeooo:rsid="001429af" officeooo:paragraph-rsid="001bfd57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style:text-underline-style="solid" style:text-underline-width="auto" style:text-underline-color="font-color" fo:font-weight="bold" officeooo:rsid="001429af" officeooo:paragraph-rsid="001d2a09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style:text-underline-style="solid" style:text-underline-width="auto" style:text-underline-color="font-color" fo:font-weight="bold" officeooo:rsid="001429af" officeooo:paragraph-rsid="001e1664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ize="11pt" style:text-underline-style="solid" style:text-underline-width="auto" style:text-underline-color="font-color" fo:font-weight="bold" officeooo:rsid="001bfd57" officeooo:paragraph-rsid="001bfd57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202122" fo:letter-spacing="normal" style:text-underline-style="none" fo:font-weight="normal" style:font-weight-asian="normal" style:font-weight-complex="normal"/>
    </style:style>
    <style:style style:name="T2" style:family="text">
      <style:text-properties fo:font-variant="normal" fo:text-transform="none" fo:color="#202122" fo:letter-spacing="normal" style:text-underline-style="none" fo:font-weight="normal" officeooo:rsid="001bfd57" style:font-weight-asian="normal" style:font-weight-complex="normal"/>
    </style:style>
    <style:style style:name="T3" style:family="text">
      <style:text-properties fo:font-variant="normal" fo:text-transform="none" fo:color="#202122" fo:letter-spacing="normal" style:text-underline-style="none" fo:font-weight="normal" officeooo:rsid="001d2a09" style:font-weight-asian="normal" style:font-weight-complex="normal"/>
    </style:style>
    <style:style style:name="T4" style:family="text">
      <style:text-properties fo:font-variant="normal" fo:text-transform="none" fo:color="#202122" fo:letter-spacing="normal" style:text-underline-style="none" fo:font-weight="normal" officeooo:rsid="001e1664" style:font-weight-asian="normal" style:font-weight-complex="normal"/>
    </style:style>
    <style:style style:name="T5" style:family="text">
      <style:text-properties fo:font-variant="normal" fo:text-transform="none" fo:color="#202122" fo:letter-spacing="normal" style:text-underline-style="none" fo:font-weight="normal" officeooo:rsid="002019a0" style:font-weight-asian="normal" style:font-weight-complex="normal"/>
    </style:style>
    <style:style style:name="T6" style:family="text">
      <style:text-properties fo:font-variant="normal" fo:text-transform="none" fo:color="#202122" fo:letter-spacing="normal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de:</text:p>
      <text:p text:style-name="P1"/>
      <text:p text:style-name="P5">console.log('This calculator will take two values, and then apply an operator to them.')<text:line-break/><text:line-break/>let number1input;<text:line-break/>number1input = prompt('Enter your first value: ');<text:line-break/>let number1 = Number(number1input);<text:line-break/><text:line-break/>let number2input;<text:line-break/>number2input = prompt('Enter your second value: ');<text:line-break/>let number2 = Number(number2input);<text:line-break/><text:line-break/>let operator;<text:line-break/>operator = prompt('Press (+) for Add: / Press (-) for Minus: / Press (*) for Multiply: / Press (/) for Divide: ');<text:line-break/><text:line-break/>if (operator == '+') {<text:line-break/> <text:s/>console.log(number1 + ' added to ' + number2 + ' is ' + (number1 + number2))<text:line-break/>} else if (operator == '-') {<text:line-break/> <text:s/>console.log(number1 + ' minus ' + number2 + ' is ' + (number1 - number2))<text:line-break/>} else if (operator == '*') {<text:line-break/> <text:s/>console.log(number1 + ' multipled by ' + number2 + ' is ' + (number1 * number2))<text:line-break/>} else if (operator == '/') {<text:line-break/> <text:s/>console.log(number1 + ' divided by ' + number2 + ' is ' + (number1 / number2))<text:line-break/>} else {<text:line-break/> <text:s/>console.log('You have entered an invalid input.')<text:line-break/>}</text:p>
      <text:p text:style-name="P3"/>
      <text:p text:style-name="P2">Explanation:</text:p>
      <text:p text:style-name="P4"/>
      <text:p text:style-name="P6"><text:span text:style-name="T1">– </text:span><text:span text:style-name="T2">Line #3 creates the variable 'number1input'.</text:span></text:p>
      <text:p text:style-name="P7"><text:span text:style-name="T2">– Line #4 assigns the variable 'number1input'' to the user input using the 'prompt' function.</text:span></text:p>
      <text:p text:style-name="P7"><text:span text:style-name="T2">– Line #5 creates the variable 'number1'. This is equal to the value of 'number1input' but uses the 'Number' function to convert it from a string to an int.</text:span></text:p>
      <text:p text:style-name="P7"><text:span text:style-name="T2"/></text:p>
      <text:p text:style-name="P10"><text:span text:style-name="T6">Note:</text:span><text:span text:style-name="T1"> JavaScript inputs are strings by default. You may need to convert them to numbers if it is required for your program.</text:span></text:p>
      <text:p text:style-name="P10"><text:span text:style-name="T1"/></text:p>
      <text:p text:style-name="P8"><text:span text:style-name="T1">– </text:span><text:span text:style-name="T2">Line</text:span><text:span text:style-name="T3">s</text:span><text:span text:style-name="T2"> #</text:span><text:span text:style-name="T3">7 – 9 do the same with the second input.</text:span></text:p>
      <text:p text:style-name="P8"><text:span text:style-name="T3"/></text:p>
      <text:p text:style-name="P9"><text:span text:style-name="T3">– </text:span><text:span text:style-name="T2">Line #</text:span><text:span text:style-name="T4">11 creates the variable 'operator'.</text:span></text:p>
      <text:p text:style-name="P9"><text:span text:style-name="T4">– </text:span><text:span text:style-name="T2">Line #</text:span><text:span text:style-name="T4">12 assigns the variable 'operator' to the user input using the 'prompt' function.</text:span></text:p>
      <text:p text:style-name="P8"><text:span text:style-name="T3"/></text:p>
      <text:p text:style-name="P9"><text:span text:style-name="T3">– </text:span><text:span text:style-name="T2">Line</text:span><text:span text:style-name="T4">s</text:span><text:span text:style-name="T2"> #</text:span><text:span text:style-name="T4">14 – 24 are an if statement. </text:span><text:span text:style-name="T5">They look at the value of 'operator' and apply the relevent operator to the two variable input earlier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6M59S</meta:editing-duration>
    <meta:editing-cycles>14</meta:editing-cycles>
    <meta:generator>LibreOffice/5.0.4.2$Windows_x86 LibreOffice_project/2b9802c1994aa0b7dc6079e128979269cf95bc78</meta:generator>
    <dc:date>2022-07-12T16:26:05.096000000</dc:date>
    <meta:document-statistic meta:table-count="0" meta:image-count="0" meta:object-count="0" meta:page-count="1" meta:paragraph-count="11" meta:word-count="289" meta:character-count="1684" meta:non-whitespace-character-count="1383"/>
    <meta:user-defined meta:name="Info 1"/>
    <meta:user-defined meta:name="Info 2"/>
    <meta:user-defined meta:name="Info 3"/>
    <meta:user-defined meta:name="Info 4"/>
  </office:meta>
</office:document-meta>
</file>